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21cf05" officeooo:paragraph-rsid="0021cf05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1ebc5f" officeooo:paragraph-rsid="001fdbb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169966" officeooo:paragraph-rsid="00169966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14f29a" officeooo:paragraph-rsid="0014f29a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font-size="10pt" fo:font-weight="normal" officeooo:rsid="00162e7b" officeooo:paragraph-rsid="00162e7b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font-size="10pt" fo:font-weight="normal" officeooo:rsid="001bbdc8" officeooo:paragraph-rsid="001bbdc8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size="10pt" fo:font-weight="normal" officeooo:rsid="0026cc17" officeooo:paragraph-rsid="0026cc17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font-size="10pt" fo:font-weight="normal" officeooo:rsid="002e1bf3" officeooo:paragraph-rsid="002e1bf3" style:font-size-asian="10pt" style:font-weight-asian="normal" style:font-size-complex="10pt" style:font-weight-complex="normal"/>
    </style:style>
    <style:style style:name="T1" style:family="text">
      <style:text-properties officeooo:rsid="00984e38"/>
    </style:style>
    <style:style style:name="T2" style:family="text">
      <style:text-properties officeooo:rsid="009a2b95"/>
    </style:style>
    <style:style style:name="T3" style:family="text">
      <style:text-properties officeooo:rsid="0014f29a"/>
    </style:style>
    <style:style style:name="T4" style:family="text">
      <style:text-properties officeooo:rsid="0014f6c7"/>
    </style:style>
    <style:style style:name="T5" style:family="text">
      <style:text-properties officeooo:rsid="00162e7b"/>
    </style:style>
    <style:style style:name="T6" style:family="text">
      <style:text-properties officeooo:rsid="00169966"/>
    </style:style>
    <style:style style:name="T7" style:family="text">
      <style:text-properties officeooo:rsid="001a0591"/>
    </style:style>
    <style:style style:name="T8" style:family="text">
      <style:text-properties officeooo:rsid="00210bee"/>
    </style:style>
    <style:style style:name="T9" style:family="text">
      <style:text-properties officeooo:rsid="002e0bcd"/>
    </style:style>
    <style:style style:name="T10" style:family="text">
      <style:text-properties officeooo:rsid="00304303"/>
    </style:style>
    <style:style style:name="T11" style:family="text">
      <style:text-properties officeooo:rsid="0031923b"/>
    </style:style>
    <style:style style:name="T12" style:family="text">
      <style:text-properties officeooo:rsid="0032c1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3973610837" text:style-name="L1">
        <text:list-item>
          <text:p text:style-name="P2">DMA system description</text:p>
          <text:list>
            <text:list-item>
              <text:p text:style-name="P3">unless a secondary master requires a command to initiate a bus request, it must include logic to wait for other transfers to finish before requesting</text:p>
            </text:list-item>
            <text:list-item>
              <text:p text:style-name="P3">must also tristate if the busack signal is deasserted?</text:p>
            </text:list-item>
            <text:list-item>
              <text:p text:style-name="P4">Maybe the PM should be required to wait until brq is deasserted</text:p>
              <text:list>
                <text:list-item>
                  <text:p text:style-name="P4">cutting the SM off mid-transaction will lead to corrupt memory.</text:p>
                </text:list-item>
              </text:list>
            </text:list-item>
          </text:list>
        </text:list-item>
        <text:list-item>
          <text:p text:style-name="P5">Timing diagrams for <text:span text:style-name="T8">some</text:span> signals</text:p>
          <text:list>
            <text:list-item>
              <text:p text:style-name="P6">Read Operation</text:p>
            </text:list-item>
            <text:list-item>
              <text:p text:style-name="P6">Write Operation</text:p>
            </text:list-item>
            <text:list-item>
              <text:p text:style-name="P6">Card Select</text:p>
            </text:list-item>
            <text:list-item>
              <text:p text:style-name="P6">Memory Inhibit</text:p>
            </text:list-item>
            <text:list-item>
              <text:p text:style-name="P7">bus arbitration</text:p>
            </text:list-item>
            <text:list-item>
              <text:p text:style-name="P8">Should specify minimum setup/hold, various timings.</text:p>
            </text:list-item>
            <text:list-item>
              <text:p text:style-name="P8">Timings should be pretty loose</text:p>
            </text:list-item>
          </text:list>
        </text:list-item>
        <text:list-item>
          <text:p text:style-name="P9">Define <text:span text:style-name="T4">I/O space</text:span></text:p>
          <text:list>
            <text:list-item>
              <text:p text:style-name="P10">Specific <text:span text:style-name="T3">i</text:span>mplementation required or recommended?</text:p>
              <text:list>
                <text:list-item>
                  <text:p text:style-name="P10">Probably should be required</text:p>
                </text:list-item>
                <text:list-item>
                  <text:p text:style-name="P10">Could cause serious software incompatibility between backplanes if not required</text:p>
                </text:list-item>
              </text:list>
            </text:list-item>
            <text:list-item>
              <text:p text:style-name="P10">Backplane onboard peripheral<text:span text:style-name="T6">s</text:span> – should be assigned a slot <text:span text:style-name="T5">number – Preferably selectable</text:span></text:p>
            </text:list-item>
            <text:list-item>
              <text:p text:style-name="P11">Large backplane interrupt vector – reserved byte</text:p>
            </text:list-item>
          </text:list>
        </text:list-item>
        <text:list-item>
          <text:p text:style-name="P9">Discuss address space layouts</text:p>
          <text:list>
            <text:list-item>
              <text:p text:style-name="P12">Acknowledge the fact that different architectures have different layouts</text:p>
            </text:list-item>
            <text:list-item>
              <text:p text:style-name="P13">Primary master defines memory map and must document it.</text:p>
            </text:list-item>
            <text:list-item>
              <text:p text:style-name="P12">RAM, ROM, I/O</text:p>
            </text:list-item>
            <text:list-item>
              <text:p text:style-name="P12">Extended memory <text:span text:style-name="T2">overridden by cards</text:span></text:p>
              <text:list>
                <text:list-item>
                  <text:p text:style-name="P13">Recommend to use an address comparator to be able to adjust for differ<text:span text:style-name="T7">e</text:span>nt architectures</text:p>
                </text:list-item>
              </text:list>
            </text:list-item>
          </text:list>
        </text:list-item>
        <text:list-item>
          <text:p text:style-name="P6">Card-specific signals and implementations</text:p>
          <text:list>
            <text:list-item>
              <text:p text:style-name="P10">CSX</text:p>
            </text:list-item>
            <text:list-item>
              <text:p text:style-name="P10">IRQX</text:p>
            </text:list-item>
            <text:list-item>
              <text:p text:style-name="P10">IRQ0-7</text:p>
            </text:list-item>
          </text:list>
        </text:list-item>
        <text:list-item>
          <text:p text:style-name="P12">Primary master implementation</text:p>
          <text:list>
            <text:list-item>
              <text:p text:style-name="P12">Address lines</text:p>
              <text:list>
                <text:list-item>
                  <text:p text:style-name="P12">Required to drive all 20 address lines</text:p>
                </text:list-item>
              </text:list>
            </text:list-item>
            <text:list-item>
              <text:p text:style-name="P12">Interrupt implementation</text:p>
            </text:list-item>
          </text:list>
        </text:list-item>
        <text:list-item>
          <text:p text:style-name="P12">Interrupts</text:p>
          <text:list>
            <text:list-item>
              <text:p text:style-name="P12">Differences between signals</text:p>
              <text:list>
                <text:list-item>
                  <text:p text:style-name="P12">Interrupt means it will interrupt the CPU directly</text:p>
                </text:list-item>
                <text:list-item>
                  <text:p text:style-name="P12">Interrupt Request means it will request an interrupt from the handler circuit and get one <text:span text:style-name="T1">if/</text:span>when appropriate.</text:p>
                </text:list-item>
                <text:list-item>
                  <text:p text:style-name="P14">Unvectored interrupt used by backplane (should have its own interrupt register/priority encoder for irqs above slot 7.</text:p>
                </text:list-item>
              </text:list>
            </text:list-item>
            <text:list-item>
              <text:p text:style-name="P17">Change vectored interrupt scheme?</text:p>
              <text:list>
                <text:list-item>
                  <text:p text:style-name="P17">IRQ&lt;7..0&gt; become a priority (drop some of them)</text:p>
                  <text:list>
                    <text:list-item>
                      <text:p text:style-name="P17">IRQX generates an encoded priority on the backplane, IRQ is asserted.</text:p>
                      <text:list>
                        <text:list-item>
                          <text:p text:style-name="P17">Prioritized interrupt can be decoded by the PM or used as a vector</text:p>
                        </text:list-item>
                      </text:list>
                    </text:list-item>
                    <text:list-item>
                      <text:p text:style-name="P17">Some things would become more difficult</text:p>
                      <text:list>
                        <text:list-item>
                          <text:p text:style-name="P17">Masking interrupts</text:p>
                        </text:list-item>
                        <text:list-item>
                          <text:p text:style-name="P17">routing IRQX signals on the backplane</text:p>
                        </text:list-item>
                        <text:list-item>
                          <text:p text:style-name="P17">Using special interrupt chips like intel’s would require decoding</text:p>
                        </text:list-item>
                        <text:list-item>
                          <text:p text:style-name="P17">Masking interrupts would bloc<text:span text:style-name="T9">k any lower priority interrupts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I<text:span text:style-name="T12">NT</text:span> becomes a “high interrupt” bit (IRQ&lt;7..0&gt; become IRQ&lt;15..8&gt;)</text:p>
                  <text:list>
                    <text:list-item>
                      <text:p text:style-name="P18">I<text:span text:style-name="T12">NT</text:span> alone is still un-vectored</text:p>
                    </text:list-item>
                    <text:list-item>
                      <text:p text:style-name="P18">could possibly use diodes to assert I<text:span text:style-name="T12">NT</text:span> and IRQ&lt;7..0&gt; using IRQX&lt;15..8&gt;</text:p>
                    </text:list-item>
                    <text:list-item>
                      <text:p text:style-name="P18"><text:span text:style-name="T10">In this case, i</text:span>f I<text:span text:style-name="T12">NT</text:span> is asserted, no way to tell that a higher priority IRQ <text:span text:style-name="T11">(low interrupt)</text:span> is not activ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Electrical Specifications</text:p>
        </text:list-item>
        <text:list-item>
          <text:p text:style-name="P16">Technical drawings</text:p>
          <text:list>
            <text:list-item>
              <text:p text:style-name="P16"><text:soft-page-break/>Card specifications</text:p>
              <text:list>
                <text:list-item>
                  <text:p text:style-name="P16">Specify clearance from mounting holes that must be isolated</text:p>
                </text:list-item>
                <text:list-item>
                  <text:p text:style-name="P16">Rewrite or remove notes on drawing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20-08-01T23:23:17.110083171</dc:date>
    <meta:editing-duration>PT2H16M12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427" meta:character-count="2590" meta:non-whitespace-character-count="2273"/>
  </office:meta>
</office:document-meta>
</file>